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181F20DE1D80C0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302cm"/>
    </style:style>
    <style:style style:name="Tableau1.E" style:family="table-column">
      <style:table-column-properties style:column-width="2.514cm"/>
    </style:style>
    <style:style style:name="Tableau1.F" style:family="table-column">
      <style:table-column-properties style:column-width="2.99cm"/>
    </style:style>
    <style:style style:name="Tableau1.G" style:family="table-column">
      <style:table-column-properties style:column-width="2.699cm"/>
    </style:style>
    <style:style style:name="Tableau1.H" style:family="table-column">
      <style:table-column-properties style:column-width="2.408cm"/>
    </style:style>
    <style:style style:name="Tableau1.I" style:family="table-column">
      <style:table-column-properties style:column-width="3.784cm"/>
    </style:style>
    <style:style style:name="Tableau1.J" style:family="table-column">
      <style:table-column-properties style:column-width="3.016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J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J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background-color="#ff00cc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f603f" officeooo:paragraph-rsid="001f603f" style:font-size-asian="11pt" style:font-size-complex="11pt"/>
    </style:style>
    <style:style style:name="P6" style:family="paragraph" style:parent-style-name="Table_20_Contents">
      <style:text-properties fo:font-size="11pt" officeooo:rsid="00200939" officeooo:paragraph-rsid="00200939" style:font-size-asian="11pt" style:font-size-complex="11pt"/>
    </style:style>
    <style:style style:name="P7" style:family="paragraph" style:parent-style-name="Table_20_Contents">
      <style:text-properties fo:font-size="11pt" officeooo:rsid="0021d9d9" officeooo:paragraph-rsid="0021d9d9" style:font-size-asian="11pt" style:font-size-complex="11pt"/>
    </style:style>
    <style:style style:name="P8" style:family="paragraph" style:parent-style-name="Heading" style:master-page-name="MP0">
      <style:paragraph-properties style:page-number="auto" fo:break-before="page"/>
    </style:style>
    <style:style style:name="P9" style:family="paragraph" style:parent-style-name="Standard" style:list-style-name="L1"/>
    <style:style style:name="P10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f603f"/>
    </style:style>
    <style:style style:name="T6" style:family="text">
      <style:text-properties officeooo:rsid="00200939"/>
    </style:style>
    <style:style style:name="T7" style:family="text">
      <style:text-properties officeooo:rsid="0021d9d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paragraph" svg:x="-1.386cm" svg:y="-1.27cm" svg:width="2.275cm" style:rel-width="scale" svg:height="0.794cm" style:rel-height="scale" draw:z-index="0"><draw:image xlink:href="Pictures/10000000000000560000001E181F20DE1D80C048.png" xlink:type="simple" xlink:show="embed" xlink:actuate="onLoad" draw:mime-type="image/png"/></draw:frame>Évaluer l’avancement du projet tuteuré</text:p>
      <text:p text:style-name="Text_20_body">Voici une grille pour vous aider à évaluer l’avancement de votre projet tuteuré. Le chef ou la cheffe de projet <text:span text:style-name="Police_20_par_20_défaut"><text:span text:style-name="T1">complète chaque semaine cette grille </text:span></text:span>et<text:span text:style-name="Police_20_par_20_défaut"><text:span text:style-name="T1"> </text:span></text:span><text:span text:style-name="Police_20_par_20_défaut"><text:span text:style-name="T2">l’envoie </text:span></text:span><text:span text:style-name="Police_20_par_20_défaut"><text:span text:style-name="T3">au format PDF</text:span></text:span><text:span text:style-name="Police_20_par_20_défaut"><text:span text:style-name="T2"> à la ou au professeur.e référent.e lors de son compte rendu hebdomadaire (chaque jeudi avant 19 h)</text:span></text:span>.</text:p>
      <text:p text:style-name="Standard">Comment la remplir ? <text:span text:style-name="Police_20_par_20_défaut"><text:span text:style-name="T1">Précisez quel pourcentage de la tâche est réalisé</text:span></text:span>. Il va de soi que</text:p>
      <text:list xml:id="list1085326320" text:style-name="L1">
        <text:list-item>
          <text:list>
            <text:list-item>
              <text:list>
                <text:list-item>
                  <text:list>
                    <text:list-item>
                      <text:p text:style-name="P9">certaines tâches peuvent rester à 0 % longtemps (par exemple le diaporama) ;</text:p>
                    </text:list-item>
                    <text:list-item>
                      <text:p text:style-name="P9">certaines tâches ne peuvent être évaluées qu’à 0 % ou à 100 % (prise de rendez-vous pour l’interview ou interview réalisée) ;</text:p>
                    </text:list-item>
                    <text:list-item>
                      <text:p text:style-name="P10">pour être utile, cette grille doit être remplie le plus honnêtement possible (quitte à sembler régresser : si vous aviez estimé au 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>
          <table:table-cell table:style-name="Tableau1.A1" office:value-type="string">
            <text:p text:style-name="P1">Date d’évaluation de l’avancement</text:p>
          </table:table-cell>
          <table:table-cell table:style-name="Tableau1.A1" office:value-type="string">
            <text:p text:style-name="P1">Recherches concernant le sujet</text:p>
          </table:table-cell>
          <table:table-cell table:style-name="Tableau1.A1" office:value-type="string">
            <text:p text:style-name="P1">Site web</text:p>
          </table:table-cell>
          <table:table-cell table:style-name="Tableau1.A1" table:number-columns-spanned="3" office:value-type="string">
            <text:p text:style-name="P1">Interview</text:p>
            <text:p text:style-name="P1">et/ou sondage</text:p>
            <text:p text:style-name="P1">et/ou micro-trottoir</text:p>
          </table:table-cell>
          <table:covered-table-cell/>
          <table:covered-table-cell/>
          <table:table-cell table:style-name="Tableau1.A1" office:value-type="string">
            <text:p text:style-name="P1">Économie / droit</text:p>
          </table:table-cell>
          <table:table-cell table:style-name="Tableau1.A1" office:value-type="string">
            <text:p text:style-name="P1">Rapport</text:p>
          </table:table-cell>
          <table:table-cell table:style-name="Tableau1.A1" office:value-type="string">
            <text:p text:style-name="P1">Diaporama</text:p>
            <text:p text:style-name="P1">et</text:p>
            <text:p text:style-name="P1">démonstration</text:p>
          </table:table-cell>
          <table:table-cell table:style-name="Tableau1.J1" office:value-type="string">
            <text:p text:style-name="P1">Soutenance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Prise de RDV</text:p>
            <text:p text:style-name="P4">et/ou constitution d’un échantillon</text:p>
          </table:table-cell>
          <table:table-cell table:style-name="Tableau1.A2" office:value-type="string">
            <text:p text:style-name="P4">réalisé(e)</text:p>
          </table:table-cell>
          <table:table-cell table:style-name="Tableau1.A2" office:value-type="string">
            <text:p text:style-name="P4">Compte rendu réalisé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J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2" office:value-type="string">
            <text:p text:style-name="P3">20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2" office:value-type="string">
            <text:p text:style-name="P5">25 %</text:p>
          </table:table-cell>
          <table:table-cell table:style-name="Tableau1.A2" office:value-type="string">
            <text:p text:style-name="P3">3<text:span text:style-name="T5">0 %</text:span></text:p>
          </table:table-cell>
          <table:table-cell table:style-name="Tableau1.A2" office:value-type="string">
            <text:p text:style-name="P3">8<text:span text:style-name="T5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1<text:span text:style-name="T5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2" office:value-type="string">
            <text:p text:style-name="P6">35 %</text:p>
          </table:table-cell>
          <table:table-cell table:style-name="Tableau1.A2" office:value-type="string">
            <text:p text:style-name="P3">5<text:span text:style-name="T6">0 %</text:span></text:p>
          </table:table-cell>
          <table:table-cell table:style-name="Tableau1.A2" office:value-type="string">
            <text:p text:style-name="P6">99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6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2" office:value-type="string">
            <text:p text:style-name="P7">40 %</text:p>
          </table:table-cell>
          <table:table-cell table:style-name="Tableau1.A2" office:value-type="string">
            <text:p text:style-name="P3">5<text:span text:style-name="T7">5 %</text:span></text:p>
          </table:table-cell>
          <table:table-cell table:style-name="Tableau1.A2" office:value-type="string">
            <text:p text:style-name="P3">1<text:span text:style-name="T7">00 %</text:span></text:p>
          </table:table-cell>
          <table:table-cell table:style-name="Tableau1.A2" office:value-type="string">
            <text:p text:style-name="P3">2<text:span text:style-name="T7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7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28:00Z</meta:creation-date>
    <dc:date>2020-11-06T16:45:35.087000000</dc:date>
    <meta:editing-cycles>6</meta:editing-cycles>
    <meta:editing-duration>PT15M1S</meta:editing-duration>
    <meta:document-statistic meta:table-count="1" meta:image-count="1" meta:object-count="0" meta:page-count="1" meta:paragraph-count="88" meta:word-count="314" meta:character-count="1442" meta:non-whitespace-character-count="1219"/>
    <meta:template xlink:type="simple" xlink:actuate="onRequest" xlink:title="" xlink:href="../AP%20161020.odt/cours1.ott"/>
  </office:meta>
</office:document-meta>
</file>